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Ru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ule.addFromsystem( MRIDTransformationRule fromSys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Rule.getTo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ule.addTosystem( MRIDTransformationRule toSys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Rul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ule.getFrom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ule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u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